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3.473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numérique<text:line-break/>Fra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5.209cm" svg:x="1.2cm" svg:y="4.459cm" presentation:class="title" presentation:user-transformed="true">
          <draw:text-box>
            <text:p>Donner le résultat<text:line-break/>sous forme de fraction <text:line-break/>irréductib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7.459cm" svg:height="4.989cm" svg:x="10.8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532cm" svg:height="4.989cm" svg:x="9.668cm" svg:y="4.2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6.375cm" svg:height="4.989cm" svg:x="10.825cm" svg:y="4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8.842cm" svg:height="4.989cm" svg:x="9.6cm" svg:y="4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7.31cm" svg:height="4.989cm" svg:x="9.8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3.492cm" svg:height="4.989cm" svg:x="7.4cm" svg:y="4.2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4.947cm" svg:height="10.083cm" svg:x="7.253cm" svg:y="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2.801cm" svg:height="10.083cm" svg:x="7.6cm" svg:y="3.7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7.708cm" svg:height="10.083cm" svg:x="5.8cm" svg:y="3.9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3.672cm" svg:height="10.083cm" svg:x="8.2cm" svg:y="3.9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02T08:06:38.863000000</dc:date>
    <meta:editing-duration>PT14M39S</meta:editing-duration>
    <meta:editing-cycles>4</meta:editing-cycles>
    <meta:generator>LibreOffice/6.3.6.2$Windows_X86_64 LibreOffice_project/2196df99b074d8a661f4036fca8fa0cbfa33a497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frac>
        <mn>5</mn>
        <mn>7</mn>
      </mfrac>
      <mrow>
        <mtext> </mtext>
        <mo stretchy="false">+</mo>
        <mtext> </mtext>
      </mrow>
      <mfrac>
        <mn>10</mn>
        <mn>7</mn>
      </mfrac>
    </mrow>
    <annotation encoding="StarMath 5.0">5 over 7 " "+ " "10 over 7</annotation>
  </semantics>
</math>
</file>

<file path=Object 11/content.xml><?xml version="1.0" encoding="utf-8"?>
<math xmlns="http://www.w3.org/1998/Math/MathML" display="block">
  <semantics>
    <mrow>
      <mfrac>
        <mn>5</mn>
        <mn>7</mn>
      </mfrac>
      <mrow>
        <mtext> </mtext>
        <mo stretchy="false">+</mo>
        <mtext> </mtext>
      </mrow>
      <mfrac>
        <mn>10</mn>
        <mn>7</mn>
      </mfrac>
      <mrow>
        <mtext> </mtext>
        <mo stretchy="false">=</mo>
        <mtext> </mtext>
      </mrow>
      <mstyle color="green">
        <mfrac>
          <mn>15</mn>
          <mn>7</mn>
        </mfrac>
      </mstyle>
    </mrow>
    <annotation encoding="StarMath 5.0">5 over 7 " "+ " "10 over 7" "=" "color green { 15 over 7 }</annotation>
  </semantics>
</math>
</file>

<file path=Object 2/content.xml><?xml version="1.0" encoding="utf-8"?>
<math xmlns="http://www.w3.org/1998/Math/MathML" display="block">
  <semantics>
    <mrow>
      <mfrac>
        <mn>5</mn>
        <mn>14</mn>
      </mfrac>
      <mrow>
        <mtext> </mtext>
        <mo stretchy="false">+</mo>
        <mtext> </mtext>
      </mrow>
      <mfrac>
        <mn>10</mn>
        <mn>7</mn>
      </mfrac>
    </mrow>
    <annotation encoding="StarMath 5.0">5 over 14 " "+ " "10 over 7</annotation>
  </semantics>
</math>
</file>

<file path=Object 3/content.xml><?xml version="1.0" encoding="utf-8"?>
<math xmlns="http://www.w3.org/1998/Math/MathML" display="block">
  <semantics>
    <mrow>
      <mfrac>
        <mn>3</mn>
        <mn>5</mn>
      </mfrac>
      <mrow>
        <mtext> </mtext>
        <mo stretchy="false">+</mo>
        <mtext> </mtext>
      </mrow>
      <mfrac>
        <mn>5</mn>
        <mn>3</mn>
      </mfrac>
    </mrow>
    <annotation encoding="StarMath 5.0">3 over 5 " "+" " 5 over 3</annotation>
  </semantics>
</math>
</file>

<file path=Object 4/content.xml><?xml version="1.0" encoding="utf-8"?>
<math xmlns="http://www.w3.org/1998/Math/MathML" display="block">
  <semantics>
    <mrow>
      <mfrac>
        <mn>17</mn>
        <mn>10</mn>
      </mfrac>
      <mrow>
        <mtext> </mtext>
        <mo stretchy="false">−</mo>
        <mtext> </mtext>
      </mrow>
      <mfrac>
        <mn>17</mn>
        <mn>5</mn>
      </mfrac>
    </mrow>
    <annotation encoding="StarMath 5.0">17 over 10 " "-" "17 over 5</annotation>
  </semantics>
</math>
</file>

<file path=Object 5/content.xml><?xml version="1.0" encoding="utf-8"?>
<math xmlns="http://www.w3.org/1998/Math/MathML" display="block">
  <semantics>
    <mrow>
      <mfrac>
        <mn>17</mn>
        <mn>2</mn>
      </mfrac>
      <mrow>
        <mtext> </mtext>
        <mo stretchy="false">−</mo>
        <mtext> </mtext>
      </mrow>
      <mn>1</mn>
    </mrow>
    <annotation encoding="StarMath 5.0">17 over 2 " "-" " 1</annotation>
  </semantics>
</math>
</file>

<file path=Object 6/content.xml><?xml version="1.0" encoding="utf-8"?>
<math xmlns="http://www.w3.org/1998/Math/MathML" display="block">
  <semantics>
    <mtable>
      <mtr>
        <mtd>
          <mrow>
            <mtext/>
            <mfrac>
              <mn>5</mn>
              <mn>14</mn>
            </mfrac>
            <mrow>
              <mtext> </mtext>
              <mo stretchy="false">+</mo>
              <mtext> </mtext>
            </mrow>
            <mfrac>
              <mn>10</mn>
              <mn>7</mn>
            </mfrac>
            <mrow>
              <mtext> </mtext>
              <mo stretchy="false">=</mo>
              <mtext> </mtext>
            </mrow>
            <mstyle color="green">
              <mfrac>
                <mn>25</mn>
                <mn>14</mn>
              </mfrac>
            </mstyle>
          </mrow>
        </mtd>
      </mtr>
      <mtr>
        <mtd>
          <mrow>
            <mtext/>
            <mstyle color="aqua">
              <mrow>
                <mfrac>
                  <mn>5</mn>
                  <mn>14</mn>
                </mfrac>
                <mrow>
                  <mtext> </mtext>
                  <mo stretchy="false">+</mo>
                  <mtext> </mtext>
                </mrow>
                <mfrac>
                  <mrow>
                    <mn>10</mn>
                    <mo stretchy="false">×</mo>
                    <mn>2</mn>
                  </mrow>
                  <mrow>
                    <mn>7</mn>
                    <mo stretchy="false">×</mo>
                    <mn>2</mn>
                  </mrow>
                </mfrac>
              </mrow>
            </mstyle>
          </mrow>
        </mtd>
      </mtr>
    </mtable>
    <annotation encoding="StarMath 5.0">""5 over 14 " "+ " "10 over 7 " "=" " color green {25 over 14} newline
""color cyan {5 over 14 " " +" " { 10 times 2 } over { 7 times 2 }}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frac>
              <mn>3</mn>
              <mn>5</mn>
            </mfrac>
            <mrow>
              <mtext> </mtext>
              <mo stretchy="false">+</mo>
              <mtext> </mtext>
            </mrow>
            <mfrac>
              <mn>5</mn>
              <mn>3</mn>
            </mfrac>
            <mrow>
              <mtext> </mtext>
              <mo stretchy="false">=</mo>
              <mtext> </mtext>
            </mrow>
            <mstyle color="green">
              <mfrac>
                <mn>34</mn>
                <mn>15</mn>
              </mfrac>
            </mstyle>
          </mrow>
        </mtd>
      </mtr>
      <mtr>
        <mtd>
          <mrow>
            <mtext/>
            <mstyle color="aqua">
              <mrow>
                <mfrac>
                  <mrow>
                    <mn>3</mn>
                    <mo stretchy="false">×</mo>
                    <mn>3</mn>
                  </mrow>
                  <mrow>
                    <mn>5</mn>
                    <mo stretchy="false">×</mo>
                    <mn>3</mn>
                  </mrow>
                </mfrac>
                <mrow>
                  <mtext> </mtext>
                  <mo stretchy="false">+</mo>
                  <mtext> </mtext>
                </mrow>
                <mfrac>
                  <mrow>
                    <mn>5</mn>
                    <mo stretchy="false">×</mo>
                    <mn>5</mn>
                  </mrow>
                  <mrow>
                    <mn>3</mn>
                    <mo stretchy="false">×</mo>
                    <mn>5</mn>
                  </mrow>
                </mfrac>
              </mrow>
            </mstyle>
          </mrow>
        </mtd>
      </mtr>
    </mtable>
    <annotation encoding="StarMath 5.0">""3 over 5 " "+" " 5 over 3" "= " "color green { 34 over 15 } newline
""color cyan  { {3 times 3} over {5 times 3} " "+" "{5 times 5} over {3 times 5}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frac>
              <mn>17</mn>
              <mn>10</mn>
            </mfrac>
            <mrow>
              <mtext> </mtext>
              <mo stretchy="false">−</mo>
              <mtext> </mtext>
            </mrow>
            <mfrac>
              <mn>17</mn>
              <mn>5</mn>
            </mfrac>
            <mrow>
              <mtext> </mtext>
              <mo stretchy="false">=</mo>
              <mtext> </mtext>
            </mrow>
            <mstyle color="green">
              <mrow>
                <mrow>
                  <mo stretchy="false">−</mo>
                  <mtext> </mtext>
                </mrow>
                <mfrac>
                  <mn>17</mn>
                  <mn>10</mn>
                </mfrac>
              </mrow>
            </mstyle>
          </mrow>
        </mtd>
      </mtr>
      <mtr>
        <mtd>
          <mrow>
            <mtext/>
            <mstyle color="aqua">
              <mrow>
                <mfrac>
                  <mn>17</mn>
                  <mn>10</mn>
                </mfrac>
                <mrow>
                  <mtext> </mtext>
                  <mo stretchy="false">−</mo>
                  <mtext> </mtext>
                </mrow>
                <mfrac>
                  <mrow>
                    <mn>17</mn>
                    <mo stretchy="false">×</mo>
                    <mn>2</mn>
                  </mrow>
                  <mrow>
                    <mn>5</mn>
                    <mo stretchy="false">×</mo>
                    <mn>2</mn>
                  </mrow>
                </mfrac>
              </mrow>
            </mstyle>
          </mrow>
        </mtd>
      </mtr>
    </mtable>
    <annotation encoding="StarMath 5.0">""17 over 10 " "-" "17 over 5" "=" "color green { -" "17 over 10 } newline
""color cyan{17 over 10 " "-" " { 17  times 2 } over { 5 times 2 }}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frac>
              <mn>17</mn>
              <mn>2</mn>
            </mfrac>
            <mrow>
              <mtext> </mtext>
              <mo stretchy="false">−</mo>
              <mtext> </mtext>
            </mrow>
            <mn>1</mn>
            <mrow>
              <mtext> </mtext>
              <mo stretchy="false">=</mo>
              <mtext> </mtext>
            </mrow>
            <mstyle color="green">
              <mfrac>
                <mn>15</mn>
                <mn>2</mn>
              </mfrac>
            </mstyle>
          </mrow>
        </mtd>
      </mtr>
      <mtr>
        <mtd>
          <mrow>
            <mtext/>
            <mstyle color="aqua">
              <mrow>
                <mfrac>
                  <mn>17</mn>
                  <mn>2</mn>
                </mfrac>
                <mrow>
                  <mtext> </mtext>
                  <mo stretchy="false">−</mo>
                  <mtext> </mtext>
                </mrow>
                <mfrac>
                  <mn>2</mn>
                  <mn>2</mn>
                </mfrac>
              </mrow>
            </mstyle>
          </mrow>
        </mtd>
      </mtr>
    </mtable>
    <annotation encoding="StarMath 5.0">""17 over 2 " "-" " 1" "=" "color green {15 over 2} newline
""color cyan { 17 over 2" " -" " 2 over 2}</annotation>
  </semantics>
</math>
</file>